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1101" officeooo:paragraph-rsid="00151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color<text:tab/><text:tab/><text:tab/>#09595a</text:p>
      <text:p text:style-name="P1">Text grey<text:tab/><text:tab/><text:tab/>#878787</text:p>
      <text:p text:style-name="P1">Slider color<text:tab/><text:tab/><text:tab/>#25bdbf</text:p>
      <text:p text:style-name="P1">Slider grey<text:tab/><text:tab/><text:tab/>#f4f1f1</text:p>
      <text:p text:style-name="P1">Background blue<text:tab/><text:tab/>#eefafa</text:p>
      <text:p text:style-name="P1">Button Yellow<text:tab/><text:tab/><text:tab/>#feca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22:23:30.888515033</meta:creation-date>
    <dc:date>2020-11-26T22:28:08.216212210</dc:date>
    <meta:editing-duration>PT4M38S</meta:editing-duration>
    <meta:editing-cycles>1</meta:editing-cycles>
    <meta:document-statistic meta:table-count="0" meta:image-count="0" meta:object-count="0" meta:page-count="1" meta:paragraph-count="6" meta:word-count="18" meta:character-count="129" meta:non-whitespace-character-count="106"/>
    <meta:generator>LibreOffice/6.2.3.2$MacOSX_X86_64 LibreOffice_project/aecc05fe267cc68dde00352a451aa867b3b546ac</meta:generator>
  </office:meta>
</office:document-meta>
</file>